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wiss" style:font-pitch="variable"/>
    <style:font-face style:name="Source Han Sans CN1" svg:font-family="'Source Han Sans C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Droid Sans" fo:font-size="14pt" fo:font-weight="bold" style:font-size-asian="14pt" style:font-weight-asian="bold" style:font-name-complex="Droid Sans" style:font-size-complex="14pt" style:font-weight-complex="bold"/>
    </style:style>
    <style:style style:name="P2" style:family="paragraph" style:parent-style-name="Standard">
      <style:paragraph-properties fo:line-height="100%" fo:text-align="start" style:justify-single-word="false"/>
      <style:text-properties style:font-name="Droid Sans" fo:font-size="12pt" fo:font-weight="bold" officeooo:rsid="000a09fc" officeooo:paragraph-rsid="000a09fc" style:font-size-asian="12pt" style:font-weight-asian="bold" style:font-name-complex="Droid Sans" style:font-size-complex="12pt" style:font-weight-complex="bold"/>
    </style:style>
    <style:style style:name="P3" style:family="paragraph" style:parent-style-name="Standard">
      <style:paragraph-properties fo:line-height="100%" fo:text-align="start" style:justify-single-word="false"/>
      <style:text-properties style:font-name="Droid Sans" fo:font-size="12pt" fo:font-weight="bold" officeooo:rsid="000a09fc" officeooo:paragraph-rsid="001257f4" style:font-size-asian="12pt" style:font-weight-asian="bold" style:font-name-complex="Droid Sans" style:font-size-complex="12pt" style:font-weight-complex="bold"/>
    </style:style>
    <style:style style:name="P4" style:family="paragraph" style:parent-style-name="Standard">
      <style:paragraph-properties fo:line-height="100%" fo:text-align="center" style:justify-single-word="false"/>
      <style:text-properties style:font-name="Droid Sans" fo:font-size="12pt" fo:font-weight="bold" officeooo:rsid="000a09fc" officeooo:paragraph-rsid="000a09fc" style:font-size-asian="12pt" style:font-weight-asian="bold" style:font-name-complex="Droid Sans" style:font-size-complex="12pt" style:font-weight-complex="bold"/>
    </style:style>
    <style:style style:name="P5" style:family="paragraph" style:parent-style-name="Standard">
      <style:paragraph-properties fo:line-height="100%" fo:text-align="center" style:justify-single-word="false"/>
      <style:text-properties style:font-name="Droid Sans" fo:font-size="12pt" fo:font-weight="bold" officeooo:rsid="000a982c" officeooo:paragraph-rsid="000a982c" style:font-size-asian="12pt" style:font-weight-asian="bold" style:font-name-complex="Droid Sans" style:font-size-complex="12pt" style:font-weight-complex="bold"/>
    </style:style>
    <style:style style:name="P6" style:family="paragraph" style:parent-style-name="Standard">
      <style:paragraph-properties fo:line-height="100%" fo:text-align="center" style:justify-single-word="false"/>
      <style:text-properties style:font-name="Droid Sans" fo:font-size="12pt" fo:font-weight="bold" officeooo:paragraph-rsid="000a09fc" style:font-size-asian="12pt" style:font-weight-asian="bold" style:font-name-complex="Droid Sans" style:font-size-complex="12pt" style:font-weight-complex="bold"/>
    </style:style>
    <style:style style:name="P7" style:family="paragraph" style:parent-style-name="Standard">
      <style:paragraph-properties fo:line-height="100%" fo:text-align="start" style:justify-single-word="false"/>
      <style:text-properties style:font-name="Droid Sans" fo:font-size="12pt" fo:font-weight="normal" officeooo:rsid="000a09fc" officeooo:paragraph-rsid="001257f4" style:font-size-asian="12pt" style:font-weight-asian="normal" style:font-name-complex="Droid Sans" style:font-size-complex="12pt" style:font-weight-complex="normal"/>
    </style:style>
    <style:style style:name="P8" style:family="paragraph" style:parent-style-name="Standard">
      <style:paragraph-properties fo:line-height="100%" fo:text-align="start" style:justify-single-word="false"/>
      <style:text-properties style:font-name="Droid Sans" fo:font-size="12pt" fo:font-weight="normal" style:font-size-asian="12pt" style:font-weight-asian="normal" style:font-name-complex="Droid Sans" style:font-size-complex="12pt" style:font-weight-complex="normal"/>
    </style:style>
    <style:style style:name="P9" style:family="paragraph" style:parent-style-name="Standard">
      <style:paragraph-properties fo:line-height="100%" fo:text-align="start" style:justify-single-word="false"/>
    </style:style>
    <style:style style:name="P10" style:family="paragraph" style:parent-style-name="Standard" style:list-style-name="L1">
      <style:paragraph-properties fo:line-height="100%" fo:text-align="start" style:justify-single-word="false"/>
      <style:text-properties style:font-name="Droid Sans" fo:font-size="12pt" fo:font-weight="bold" officeooo:rsid="000a09fc" officeooo:paragraph-rsid="000a09fc" style:font-size-asian="12pt" style:font-weight-asian="bold" style:font-name-complex="Droid Sans" style:font-size-complex="12pt" style:font-weight-complex="bold"/>
    </style:style>
    <style:style style:name="P11" style:family="paragraph" style:parent-style-name="Standard">
      <style:paragraph-properties fo:line-height="100%" fo:text-align="start" style:justify-single-word="false"/>
      <style:text-properties style:font-name="Droid Sans" fo:font-size="12pt" fo:font-weight="bold" officeooo:rsid="000a09fc" officeooo:paragraph-rsid="001257f4" style:font-size-asian="12pt" style:font-weight-asian="bold" style:font-name-complex="Droid Sans" style:font-size-complex="12pt" style:font-weight-complex="bold"/>
    </style:style>
    <style:style style:name="P12" style:family="paragraph" style:parent-style-name="Standard" style:list-style-name="L2">
      <style:paragraph-properties fo:line-height="100%" fo:text-align="start" style:justify-single-word="false"/>
      <style:text-properties style:font-name="Droid Sans" fo:font-size="12pt" fo:font-weight="bold" officeooo:rsid="000a09fc" officeooo:paragraph-rsid="000a09fc" style:font-size-asian="12pt" style:font-weight-asian="bold" style:font-name-complex="Droid Sans" style:font-size-complex="12pt" style:font-weight-complex="bold"/>
    </style:style>
    <style:style style:name="P13" style:family="paragraph" style:parent-style-name="Standard" style:list-style-name="L2">
      <style:paragraph-properties fo:line-height="100%" fo:text-align="start" style:justify-single-word="false"/>
      <style:text-properties style:font-name="Droid Sans" fo:font-size="12pt" fo:font-weight="bold" officeooo:rsid="001257f4" officeooo:paragraph-rsid="0016aaf3" style:font-size-asian="12pt" style:font-weight-asian="bold" style:font-name-complex="Droid Sans" style:font-size-complex="12pt" style:font-weight-complex="bold"/>
    </style:style>
    <style:style style:name="P14" style:family="paragraph" style:parent-style-name="Standard">
      <style:paragraph-properties fo:line-height="100%" fo:text-align="start" style:justify-single-word="false"/>
      <style:text-properties style:font-name="Droid Sans" fo:font-size="12pt" fo:font-weight="normal" officeooo:rsid="000a09fc" officeooo:paragraph-rsid="001257f4" style:font-size-asian="12pt" style:font-weight-asian="normal" style:font-name-complex="Droid Sans" style:font-size-complex="12pt" style:font-weight-complex="normal"/>
    </style:style>
    <style:style style:name="P15" style:family="paragraph" style:parent-style-name="Standard" style:list-style-name="L4">
      <style:paragraph-properties fo:line-height="100%" fo:text-align="start" style:justify-single-word="false"/>
      <style:text-properties style:font-name="Droid Sans" fo:font-size="12pt" fo:font-weight="normal" officeooo:rsid="000a982c" officeooo:paragraph-rsid="000a982c" style:font-size-asian="12pt" style:font-weight-asian="normal" style:font-name-complex="Droid Sans" style:font-size-complex="12pt" style:font-weight-complex="normal"/>
    </style:style>
    <style:style style:name="P16" style:family="paragraph" style:parent-style-name="Standard" style:list-style-name="L2">
      <style:paragraph-properties fo:line-height="100%" fo:text-align="start" style:justify-single-word="false"/>
      <style:text-properties style:font-name="Source Han Sans CN" fo:font-size="12pt" fo:font-weight="normal" officeooo:rsid="000a09fc" officeooo:paragraph-rsid="000a09fc" style:font-size-asian="12pt" style:font-weight-asian="normal" style:font-size-complex="12pt" style:font-weight-complex="normal"/>
    </style:style>
    <style:style style:name="P17" style:family="paragraph" style:parent-style-name="Standard" style:list-style-name="L3">
      <style:paragraph-properties fo:line-height="100%" fo:text-align="start" style:justify-single-word="false"/>
      <style:text-properties style:font-name="Source Han Sans CN" fo:font-size="12pt" fo:font-weight="normal" officeooo:rsid="000a09fc" officeooo:paragraph-rsid="000a09fc"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Droid Sans" style:font-name-complex="Droid Sans"/>
    </style:style>
    <style:style style:name="T3" style:family="text">
      <style:text-properties style:font-name="Droid Sans" fo:font-size="12pt" fo:font-weight="normal" style:font-size-asian="12pt" style:font-weight-asian="normal" style:font-name-complex="Droid Sans" style:font-size-complex="12pt" style:font-weight-complex="normal"/>
    </style:style>
    <style:style style:name="T4" style:family="text">
      <style:text-properties style:font-name="Droid Sans" fo:font-size="12pt" fo:font-weight="bold" style:font-size-asian="12pt" style:font-weight-asian="bold" style:font-name-complex="Droid Sans" style:font-size-complex="12pt" style:font-weight-complex="bold"/>
    </style:style>
    <style:style style:name="T5" style:family="text">
      <style:text-properties style:font-name="Droid Sans" fo:font-weight="bold" style:font-weight-asian="bold" style:font-name-complex="Droid Sans" style:font-weight-complex="bold"/>
    </style:style>
    <style:style style:name="T6" style:family="text">
      <style:text-properties officeooo:rsid="001257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hamed Shrief</text:p>
      <text:p text:style-name="P6">Junior Frontend &amp; Backend Developer</text:p>
      <text:p text:style-name="P9"><text:span text:style-name="T4">Portfolio</text:span><text:span text:style-name="T3">: m-shrief.github.io/site/ <text:s text:c="55"/></text:span><text:span text:style-name="T4">Mail</text:span><text:span text:style-name="T3">: m.shrief.dev@proton.me</text:span></text:p>
      <text:p text:style-name="P8"><text:span text:style-name="T1">GitHub</text:span>: github.com/m-shrief <text:s text:c="64"/><text:span text:style-name="T1">Phone</text:span>: +201025331595</text:p>
      <text:p text:style-name="P2">---------------------------------------------------------------------------------------------------------------------------------------</text:p>
      <text:p text:style-name="P4">Skills</text:p>
      <text:list text:style-name="L1">
        <text:list-item>
          <text:p text:style-name="P10">JavaScript &amp; TypeScript </text:p>
        </text:list-item>
        <text:list-item>
          <text:p text:style-name="P10">Nodejs &amp; Express.js. </text:p>
        </text:list-item>
        <text:list-item>
          <text:p text:style-name="P10">Vuejs and its ecosystem (Vite, Pinia, vue-router and VitePress).</text:p>
        </text:list-item>
        <text:list-item>
          <text:p text:style-name="P10">Postgres &amp; MongoDB.</text:p>
        </text:list-item>
        <text:list-item>
          <text:p text:style-name="P10">CSS &amp; SCSS.</text:p>
        </text:list-item>
        <text:list-item>
          <text:p text:style-name="P10">Basics of <text:s/>Docker.</text:p>
        </text:list-item>
      </text:list>
      <text:p text:style-name="P3">---------------------------------------------------------------------------------------------------------------------------------------</text:p>
      <text:p text:style-name="P4">Projects</text:p>
      <text:p text:style-name="P2">“Adeeb أديب” (personal project) <text:s text:c="75"/>Jan. 2023 – Present</text:p>
      <text:p text:style-name="P7"><text:tab/>It's concerned with Arabic literature. It assumes a business model that enables you to order a specific piece of literature to be printed with especial colors and font. Then it'll be delivered to the customer, with the ability for the customer to follow up the process. And for special customers, it provides them with the ability to make bulk orders fast and easy. And if they’re willing to sign up, they can review all of their past orders.</text:p>
      <text:p text:style-name="P7"/>
      <text:p text:style-name="P3">My Role: Frontend &amp; Backend development.</text:p>
      <text:p text:style-name="P2"/>
      <text:p text:style-name="P2">Tech Stack &amp; Characteristics:</text:p>
      <text:list text:style-name="L2">
        <text:list-item>
          <text:p text:style-name="P12">Mainly TypeScript.</text:p>
        </text:list-item>
        <text:list-item>
          <text:p text:style-name="P16"><text:span text:style-name="T5">Backend (</text:span><text:a xlink:type="simple" xlink:href="https://github.com/M-Shrief/Adeeb_ExpressTS" text:style-name="Internet_20_link" text:visited-style-name="Visited_20_Internet_20_Link"><text:span text:style-name="T5">check repo</text:span></text:a><text:span text:style-name="T5">):</text:span></text:p>
          <text:list>
            <text:list-item>
              <text:p text:style-name="P12">Nodejs</text:p>
            </text:list-item>
            <text:list-item>
              <text:p text:style-name="P12">Express.js</text:p>
            </text:list-item>
            <text:list-item>
              <text:p text:style-name="P12">MongoDB</text:p>
            </text:list-item>
            <text:list-item>
              <text:p text:style-name="P12">JWT Authentication</text:p>
            </text:list-item>
            <text:list-item>
              <text:p text:style-name="P12">Centralized Error Handling</text:p>
            </text:list-item>
            <text:list-item>
              <text:p text:style-name="P12">Data Validation</text:p>
            </text:list-item>
            <text:list-item>
              <text:p text:style-name="P12">…and more</text:p>
            </text:list-item>
          </text:list>
        </text:list-item>
        <text:list-item>
          <text:p text:style-name="P16"><text:span text:style-name="T5">Frontend (</text:span><text:a xlink:type="simple" xlink:href="https://github.com/M-Shrief/Adeeb_Vue_TS" text:style-name="Internet_20_link" text:visited-style-name="Visited_20_Internet_20_Link"><text:span text:style-name="T5">Check repo</text:span></text:a><text:span text:style-name="T5">):</text:span></text:p>
          <text:list>
            <text:list-item>
              <text:p text:style-name="P12">Vite</text:p>
            </text:list-item>
            <text:list-item>
              <text:p text:style-name="P12">Vuejs</text:p>
            </text:list-item>
            <text:list-item>
              <text:p text:style-name="P12">Pinia</text:p>
            </text:list-item>
            <text:list-item>
              <text:p text:style-name="P12">Vue-router</text:p>
            </text:list-item>
            <text:list-item>
              <text:p text:style-name="P12">Vee-validate <text:span text:style-name="T6">and Yup.</text:span></text:p>
            </text:list-item>
            <text:list-item>
              <text:p text:style-name="P13">CSS &amp; SCSS</text:p>
            </text:list-item>
            <text:list-item>
              <text:p text:style-name="P12">...and more</text:p>
            </text:list-item>
          </text:list>
        </text:list-item>
      </text:list>
      <text:p text:style-name="P2"/>
      <text:p text:style-name="P2">Also Managed to:</text:p>
      <text:list text:style-name="L3">
        <text:list-item>
          <text:p text:style-name="P17"><text:span text:style-name="T2">Use </text:span><text:span text:style-name="T5">Quasar</text:span><text:span text:style-name="T2"> framework to make the frontend render on the server (</text:span><text:span text:style-name="T5">SSR</text:span><text:span text:style-name="T2">), </text:span><text:a xlink:type="simple" xlink:href="https://github.com/M-Shrief/Adeeb_Quasar_SSR" text:style-name="Internet_20_link" text:visited-style-name="Visited_20_Internet_20_Link"><text:span text:style-name="T2">check repo</text:span></text:a><text:span text:style-name="T2">.</text:span></text:p>
        </text:list-item>
        <text:list-item>
          <text:p text:style-name="P17"><text:span text:style-name="T2">Migrate the backend to use </text:span><text:span text:style-name="T5">Postgres</text:span><text:span text:style-name="T2"> and </text:span><text:span text:style-name="T5">TypeORM</text:span><text:span text:style-name="T2">, </text:span><text:a xlink:type="simple" xlink:href="https://github.com/M-Shrief/Adeeb_ExpressTS_Postgres" text:style-name="Internet_20_link" text:visited-style-name="Visited_20_Internet_20_Link"><text:span text:style-name="T2">check repo</text:span></text:a><text:span text:style-name="T2">.</text:span></text:p>
        </text:list-item>
      </text:list>
      <text:p text:style-name="P3">---------------------------------------------------------------------------------------------------------------------------------------</text:p>
      <text:p text:style-name="P5">Learning &amp; Courses</text:p>
      <text:list text:style-name="L4">
        <text:list-item>
          <text:p text:style-name="P15">CS50's Introduction to Programming with Python "CS50P" 2022</text:p>
        </text:list-item>
        <text:list-item>
          <text:p text:style-name="P15">CMU, Intro to Database Systems (2022) </text:p>
        </text:list-item>
        <text:list-item>
          <text:p text:style-name="P15">IBM, "DevOps, Cloud, and Agile Foundations" Specialization:</text:p>
          <text:list>
            <text:list-item>
              <text:p text:style-name="P15">Introduction to DevOps.</text:p>
            </text:list-item>
            <text:list-item>
              <text:p text:style-name="P15"><text:s/>Introduction to Cloud Computing</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wiss" style:font-pitch="variable"/>
    <style:font-face style:name="Source Han Sans CN1"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1"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01:32:58.399435531</meta:creation-date>
    <dc:date>2023-07-11T02:30:27.565795726</dc:date>
    <meta:editing-duration>PT57M23S</meta:editing-duration>
    <meta:editing-cycles>14</meta:editing-cycles>
    <meta:generator>LibreOffice/7.5.3.2$Linux_X86_64 LibreOffice_project/50$Build-2</meta:generator>
    <meta:document-statistic meta:table-count="0" meta:image-count="0" meta:object-count="0" meta:page-count="1" meta:paragraph-count="45" meta:word-count="259" meta:character-count="2128" meta:non-whitespace-character-count="1743"/>
  </office:meta>
</office:document-meta>
</file>